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1.17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6.382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5.771cm"/>
    </style:style>
    <style:style style:name="co11" style:family="table-column">
      <style:table-column-properties fo:break-before="auto" style:column-width="9.684cm"/>
    </style:style>
    <style:style style:name="co12" style:family="table-column">
      <style:table-column-properties fo:break-before="auto" style:column-width="8.855cm"/>
    </style:style>
    <style:style style:name="co13" style:family="table-column">
      <style:table-column-properties fo:break-before="auto" style:column-width="5.726cm"/>
    </style:style>
    <style:style style:name="co14" style:family="table-column">
      <style:table-column-properties fo:break-before="auto" style:column-width="8.352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1.411cm"/>
    </style:style>
    <style:style style:name="co18" style:family="table-column">
      <style:table-column-properties fo:break-before="auto" style:column-width="7.844cm"/>
    </style:style>
    <style:style style:name="co19" style:family="table-column">
      <style:table-column-properties fo:break-before="auto" style:column-width="5.674cm"/>
    </style:style>
    <style:style style:name="co20" style:family="table-column">
      <style:table-column-properties fo:break-before="auto" style:column-width="5.66cm"/>
    </style:style>
    <style:style style:name="co21" style:family="table-column">
      <style:table-column-properties fo:break-before="auto" style:column-width="11.654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62cm" fo:break-before="auto" style:use-optimal-row-height="true"/>
    </style:style>
    <style:style style:name="ro8" style:family="table-row">
      <style:table-row-properties style:row-height="3.159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2.658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112">
      <style:text-properties fo:font-size="15pt" style:font-size-asian="15pt" style:font-size-complex="15pt"/>
    </style:style>
    <style:style style:name="ce13" style:family="table-cell" style:parent-style-name="Default" style:data-style-name="N111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9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2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4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0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1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3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5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7" style:family="table-cell" style:parent-style-name="Default" style:data-style-name="N112"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9"/>
        <table:table-column table:style-name="co4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formula="of:=COUNTIF([.D3:.D51];&quot;#x&quot;)" office:value-type="float" office:value="0">
            <text:p>0</text:p>
          </table:table-cell>
          <table:table-cell table:formula="of:=COUNTA([.E3:.E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10" office:value-type="date" office:date-value="2021-03-16T13:13:24.55">
            <text:p>0316-1313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7" office:value-type="date" office:date-value="2021-03-16T13:12:16.459999">
            <text:p>0316 <text:s/>1312</text:p>
          </table:table-cell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7" office:value-type="date" office:date-value="2021-03-16T13:22:15.93">
            <text:p>0316 <text:s/>1322</text:p>
          </table:table-cell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7"/>
          <table:table-cell table:style-name="ce11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20T14:32:22.2">
            <text:p>0320 <text:s/>143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8" table:formula="of:=NOW()" office:value-type="date" office:date-value="2021-03-20T14:32:22.2">
            <text:p>0320 <text:s/>1432</text:p>
          </table:table-cell>
          <table:table-cell table:style-name="ce13" table:formula="of:=NOW()" office:value-type="date" office:date-value="2021-03-20T14:32:22.2">
            <text:p>0320 <text:s/>1432</text:p>
          </table:table-cell>
          <table:table-cell table:style-name="ce8" table:formula="of:=NOW()" office:value-type="date" office:date-value="2021-03-20T14:32:22.2">
            <text:p>0320 <text:s/>14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2"/>
          <table:table-cell table:style-name="ce15"/>
          <table:table-cell table:number-columns-repeated="1012"/>
        </table:table-row>
        <table:table-row table:style-name="ro1" table:number-rows-repeated="10">
          <table:table-cell table:number-columns-repeated="3"/>
          <table:table-cell table:style-name="ce12"/>
          <table:table-cell table:style-name="ce15"/>
          <table:table-cell table:number-columns-repeated="1012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12"/>
          <table:table-cell table:style-name="ce15"/>
          <table:table-cell table:number-columns-repeated="1012"/>
        </table:table-row>
        <table:table-row table:style-name="ro1">
          <table:table-cell table:number-columns-repeated="3"/>
          <table:table-cell table:style-name="ce13"/>
          <table:table-cell table:style-name="ce15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5"/>
          <table:table-cell table:number-columns-repeated="1012"/>
        </table:table-row>
        <table:table-row table:style-name="ro1" table:number-rows-repeated="104851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16"/>
          <table:table-cell table:style-name="ce17" table:number-columns-repeated="2"/>
          <table:table-cell table:style-name="ce7" office:value-type="date" office:date-value="2021-03-14T10:28:25.03">
            <text:p>0314 <text:s/>1028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17" table:number-columns-repeated="2"/>
          <table:table-cell table:style-name="ce7" office:value-type="date" office:date-value="2021-03-16T13:29:12.57">
            <text:p>0316 <text:s/>1329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27">
            <text:p>0320 <text:s/>1432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4:32:22.27">
            <text:p>0320 <text:s/>1432</text:p>
          </table:table-cell>
          <table:table-cell table:style-name="ce8" table:formula="of:=NOW()" office:value-type="date" office:date-value="2021-03-20T14:32:22.27">
            <text:p>0320 <text:s/>143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4:32:22.27">
            <text:p>0320 <text:s/>14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5"/>
          <table:table-cell table:number-columns-repeated="1015"/>
        </table:table-row>
        <table:table-row table:style-name="ro6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1" table:number-columns-repeated="1014" table:default-cell-style-name="ce9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10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 office:value-type="float" office:value="1">
            <text:p>1</text:p>
          </table:table-cell>
          <table:table-cell table:style-name="ce20" office:value-type="string">
            <text:p>hello.</text:p>
          </table:table-cell>
          <table:table-cell table:style-name="ce21" office:value-type="string">
            <text:p>សួស្តី។</text:p>
          </table:table-cell>
          <table:table-cell table:style-name="ce20" office:value-type="string">
            <text:p>suostEi</text:p>
          </table:table-cell>
          <table:table-cell table:style-name="ce20" table:formula="of:=COUNTIF([.G3];&quot;&gt;0&quot;)" office:value-type="float" office:value="0">
            <text:p>0</text:p>
          </table:table-cell>
          <table:table-cell table:style-name="ce15" office:value-type="date" office:date-value="2021-03-14T09:44:26.84">
            <text:p>0314 <text:s/>944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20T14:32:22.35">
            <text:p>2021/3/20 14:32</text:p>
          </table:table-cell>
          <table:table-cell table:number-columns-repeated="1014"/>
        </table:table-row>
        <table:table-row table:style-name="ro7">
          <table:table-cell table:style-name="ce19" office:value-type="float" office:value="2">
            <text:p>2</text:p>
          </table:table-cell>
          <table:table-cell table:style-name="ce20" office:value-type="string">
            <text:p>thank you.</text:p>
          </table:table-cell>
          <table:table-cell table:style-name="ce21" office:value-type="string">
            <text:p>សូមអរគុណ។</text:p>
          </table:table-cell>
          <table:table-cell table:style-name="ce20" office:value-type="string">
            <text:p>seoum aUkuun</text:p>
          </table:table-cell>
          <table:table-cell table:style-name="ce20" table:formula="of:=COUNTIF([.G4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20T14:32:22.35">
            <text:p>2021/3/20 14:32</text:p>
          </table:table-cell>
          <table:table-cell table:number-columns-repeated="1014"/>
        </table:table-row>
        <table:table-row table:style-name="ro7">
          <table:table-cell table:style-name="ce19" office:value-type="float" office:value="3">
            <text:p>3</text:p>
          </table:table-cell>
          <table:table-cell table:style-name="ce20" office:value-type="string">
            <text:p>please</text:p>
          </table:table-cell>
          <table:table-cell table:style-name="ce21" office:value-type="string">
            <text:p>សូម</text:p>
          </table:table-cell>
          <table:table-cell table:style-name="ce20" office:value-type="string">
            <text:p>seoum</text:p>
          </table:table-cell>
          <table:table-cell table:style-name="ce20" table:formula="of:=COUNTIF([.G5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19" office:value-type="float" office:value="4">
            <text:p>4</text:p>
          </table:table-cell>
          <table:table-cell table:style-name="ce20" office:value-type="string">
            <text:p>name?</text:p>
          </table:table-cell>
          <table:table-cell table:style-name="ce21" office:value-type="string">
            <text:p>ឈ្មោះ?</text:p>
          </table:table-cell>
          <table:table-cell table:style-name="ce20" office:value-type="string">
            <text:p>chmoo</text:p>
          </table:table-cell>
          <table:table-cell table:style-name="ce20" table:formula="of:=COUNTIF([.G6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19" office:value-type="float" office:value="5">
            <text:p>5</text:p>
          </table:table-cell>
          <table:table-cell table:style-name="ce20" office:value-type="string">
            <text:p>what?</text:p>
          </table:table-cell>
          <table:table-cell table:style-name="ce21" office:value-type="string">
            <text:p>អ្វី?</text:p>
          </table:table-cell>
          <table:table-cell table:style-name="ce20" office:value-type="string">
            <text:p>aeveui</text:p>
          </table:table-cell>
          <table:table-cell table:style-name="ce20" table:formula="of:=COUNTIF([.G7];&quot;&gt;0&quot;)" office:value-type="float" office:value="0">
            <text:p>0</text:p>
          </table:table-cell>
          <table:table-cell table:style-name="ce15"/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 office:value-type="float" office:value="6">
            <text:p>6</text:p>
          </table:table-cell>
          <table:table-cell table:style-name="ce20" office:value-type="string">
            <text:p>your name?</text:p>
          </table:table-cell>
          <table:table-cell table:style-name="ce21" office:value-type="string">
            <text:p>ឈ្មោះ​របស់​អ្នក</text:p>
          </table:table-cell>
          <table:table-cell table:style-name="ce20" office:value-type="string">
            <text:p>chmoo rob'anje_k</text:p>
          </table:table-cell>
          <table:table-cell table:style-name="ce20" table:formula="of:=COUNTIF([.G8];&quot;&gt;0&quot;)" office:value-type="float" office:value="0">
            <text:p>0</text:p>
          </table:table-cell>
          <table:table-cell table:style-name="ce15"/>
          <table:table-cell table:style-name="ce1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8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NOW()" office:value-type="date" office:date-value="2021-03-20T14:32:22.35">
            <text:p>2021/3/20 14: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6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TODAY()" office:value-type="date" office:date-value="2021-03-20">
            <text:p>3月20日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2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3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4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5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6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7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8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4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5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5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20T14:32:22.35">
            <text:p>0320 <text:s/>1432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20T14:32:22.35">
            <text:p>0320 <text:s/>1432</text:p>
          </table:table-cell>
          <table:table-cell table:style-name="ce13" table:formula="of:=NOW()" office:value-type="date" office:date-value="2021-03-20T14:32:22.35">
            <text:p>0320 <text:s/>14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9"/>
        <table:table-column table:style-name="co11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4" table:number-columns-repeated="4" table:default-cell-style-name="ce9"/>
        <table:table-column table:style-name="co1" table:number-columns-repeated="1012" table:default-cell-style-name="ce9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10" office:value-type="date" office:date-value="2021-03-14T09:58:24.01">
            <text:p>0314-0958</text:p>
          </table:table-cell>
          <table:table-cell table:style-name="ce10" office:value-type="date" office:date-value="2021-03-16T13:13:24.55">
            <text:p>0316-131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22" office:value-type="string">
            <text:p>a nail was sticking out on the board.</text:p>
          </table:table-cell>
          <table:table-cell table:style-name="ce22"/>
          <table:table-cell table:style-name="ce22" office:value-type="string">
            <text:p>một chiếc[개 đinh đang[연결됨~1 cắm trên[보드에~1 bảng.</text:p>
          </table:table-cell>
          <table:table-cell table:style-name="ce22" table:formula="of:=COUNTIF([.I3];&quot;&gt;0&quot;)" office:value-type="float" office:value="1">
            <text:p>1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20T14:32:22.43">
            <text:p>2021/3/20 14:32</text:p>
          </table:table-cell>
          <table:table-cell table:number-columns-repeated="1012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22" office:value-type="string">
            <text:p>his hand got injured by the nail</text:p>
          </table:table-cell>
          <table:table-cell table:style-name="ce22"/>
          <table:table-cell table:style-name="ce22" office:value-type="string">
            <text:p>tay anh ấy bị[다쳐서~1 thương do[손톱으로~1 đinh.</text:p>
          </table:table-cell>
          <table:table-cell table:style-name="ce22" table:formula="of:=COUNTIF([.I4];&quot;&gt;0&quot;)" office:value-type="float" office:value="1">
            <text:p>1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20T14:32:22.43">
            <text:p>2021/3/20 14:32</text:p>
          </table:table-cell>
          <table:table-cell table:number-columns-repeated="1012"/>
        </table:table-row>
        <table:table-row table:style-name="ro1">
          <table:table-cell table:style-name="ce19" office:value-type="float" office:value="3">
            <text:p>3</text:p>
          </table:table-cell>
          <table:table-cell table:style-name="ce22" office:value-type="string">
            <text:p>where do you live?</text:p>
          </table:table-cell>
          <table:table-cell table:style-name="ce22"/>
          <table:table-cell table:style-name="ce22" office:value-type="string">
            <text:p>bạn sống[생활 ở đâu?</text:p>
          </table:table-cell>
          <table:table-cell table:style-name="ce22" table:formula="of:=COUNTIF([.I5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22" office:value-type="string">
            <text:p>where is your company located?</text:p>
          </table:table-cell>
          <table:table-cell table:style-name="ce22"/>
          <table:table-cell table:style-name="ce22" office:value-type="string">
            <text:p>công[공공의:회사~1 ty của bạn nằm ở đâu?</text:p>
          </table:table-cell>
          <table:table-cell table:style-name="ce22" table:formula="of:=COUNTIF([.I6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22" office:value-type="string">
            <text:p>from where did you come here this morning?</text:p>
          </table:table-cell>
          <table:table-cell table:style-name="ce22"/>
          <table:table-cell table:style-name="ce22" office:value-type="string">
            <text:p>bạn đến[왔다 đây từ đâu sáng[오늘 아침~1 nay?</text:p>
          </table:table-cell>
          <table:table-cell table:style-name="ce22" table:formula="of:=COUNTIF([.I7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22" office:value-type="string">
            <text:p>this thing is very heavy. you do not need to move it.</text:p>
          </table:table-cell>
          <table:table-cell table:style-name="ce22"/>
          <table:table-cell table:style-name="ce22" office:value-type="string">
            <text:p>thứ này rất nặng. bạn không cần phải di[이동~1 chuyển nó.</text:p>
          </table:table-cell>
          <table:table-cell table:style-name="ce22" table:formula="of:=COUNTIF([.I8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22" office:value-type="string">
            <text:p>a box is on the floor. three wood boards are <text:s/>on the elevator.</text:p>
          </table:table-cell>
          <table:table-cell table:style-name="ce22"/>
          <table:table-cell table:style-name="ce22" office:value-type="string">
            <text:p>một hộp nằm[있습니다 trên sàn[바닥~1 nhà[집. / ba tấm gỗ ở trên thang[사다리~1 máy[기계.</text:p>
          </table:table-cell>
          <table:table-cell table:style-name="ce22" table:formula="of:=COUNTIF([.I9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9">
          <table:table-cell table:style-name="ce19" office:value-type="float" office:value="8">
            <text:p>8</text:p>
          </table:table-cell>
          <table:table-cell table:style-name="ce22" office:value-type="string">
            <text:p>a bucket is on the stairs. can you pass the bucket to me?</text:p>
          </table:table-cell>
          <table:table-cell table:style-name="ce22"/>
          <table:table-cell table:style-name="ce22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2" table:formula="of:=COUNTIF([.I10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22" office:value-type="string">
            <text:p>did you eat meal already? are you thirsty?</text:p>
          </table:table-cell>
          <table:table-cell table:style-name="ce22"/>
          <table:table-cell table:style-name="ce22" office:value-type="string">
            <text:p>bạn đã ăn bữa[식사~1 ăn chưa? bạn có khát[물기 없는~1 nước?</text:p>
          </table:table-cell>
          <table:table-cell table:style-name="ce22" table:formula="of:=COUNTIF([.I11];&quot;&gt;0&quot;)" office:value-type="float" office:value="0">
            <text:p>0</text:p>
          </table:table-cell>
          <table:table-cell table:style-name="ce19"/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22" office:value-type="string">
            <text:p>by : he was hit by this iron rod.</text:p>
          </table:table-cell>
          <table:table-cell table:style-name="ce22" table:number-columns-repeated="2"/>
          <table:table-cell table:style-name="ce22" table:formula="of:=COUNTIF([.I12];&quot;&gt;0&quot;)" office:value-type="float" office:value="0">
            <text:p>0</text:p>
          </table:table-cell>
          <table:table-cell table:style-name="ce19" office:value-type="string">
            <text:p>20210216_101314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1">
            <text:p>11</text:p>
          </table:table-cell>
          <table:table-cell table:style-name="ce22" office:value-type="string">
            <text:p>by : I come here by train.</text:p>
          </table:table-cell>
          <table:table-cell table:style-name="ce22" table:number-columns-repeated="2"/>
          <table:table-cell table:style-name="ce22" table:formula="of:=COUNTIF([.I13];&quot;&gt;0&quot;)" office:value-type="float" office:value="0">
            <text:p>0</text:p>
          </table:table-cell>
          <table:table-cell table:style-name="ce19" office:value-type="string">
            <text:p>20210216_101314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2">
            <text:p>12</text:p>
          </table:table-cell>
          <table:table-cell table:style-name="ce22" office:value-type="string">
            <text:p>where are you from in Vietnam?</text:p>
          </table:table-cell>
          <table:table-cell table:style-name="ce22" table:number-columns-repeated="2"/>
          <table:table-cell table:style-name="ce22" table:formula="of:=COUNTIF([.I14];&quot;&gt;0&quot;)" office:value-type="float" office:value="0">
            <text:p>0</text:p>
          </table:table-cell>
          <table:table-cell table:style-name="ce19" office:value-type="string">
            <text:p>20210216_11062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3">
            <text:p>13</text:p>
          </table:table-cell>
          <table:table-cell table:style-name="ce22" office:value-type="string">
            <text:p>here is a hole. it is dangerous. I do not have a rope.</text:p>
          </table:table-cell>
          <table:table-cell table:style-name="ce22" table:number-columns-repeated="2"/>
          <table:table-cell table:style-name="ce22" table:formula="of:=COUNTIF([.I15];&quot;&gt;0&quot;)" office:value-type="float" office:value="0">
            <text:p>0</text:p>
          </table:table-cell>
          <table:table-cell table:style-name="ce19" office:value-type="string">
            <text:p>20210217_123203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4">
            <text:p>14</text:p>
          </table:table-cell>
          <table:table-cell table:style-name="ce22" office:value-type="string">
            <text:p>we put concrete around the elevator.</text:p>
          </table:table-cell>
          <table:table-cell table:style-name="ce22" table:number-columns-repeated="2"/>
          <table:table-cell table:style-name="ce22" table:formula="of:=COUNTIF([.I16];&quot;&gt;0&quot;)" office:value-type="float" office:value="0">
            <text:p>0</text:p>
          </table:table-cell>
          <table:table-cell table:style-name="ce19" office:value-type="string">
            <text:p>20210217_123422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5">
            <text:p>15</text:p>
          </table:table-cell>
          <table:table-cell table:style-name="ce22" office:value-type="string">
            <text:p>can you hold this rope for me?</text:p>
          </table:table-cell>
          <table:table-cell table:style-name="ce22" table:number-columns-repeated="2"/>
          <table:table-cell table:style-name="ce22" table:formula="of:=COUNTIF([.I17];&quot;&gt;0&quot;)" office:value-type="float" office:value="0">
            <text:p>0</text:p>
          </table:table-cell>
          <table:table-cell table:style-name="ce19" office:value-type="string">
            <text:p>20210217_123601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6">
            <text:p>16</text:p>
          </table:table-cell>
          <table:table-cell table:style-name="ce23" office:value-type="string">
            <text:p>can you move this bucket over there for me?</text:p>
          </table:table-cell>
          <table:table-cell table:style-name="ce19" table:number-columns-repeated="2"/>
          <table:table-cell table:style-name="ce19" table:formula="of:=COUNTIF([.I18];&quot;&gt;0&quot;)" office:value-type="float" office:value="1">
            <text:p>1</text:p>
          </table:table-cell>
          <table:table-cell table:style-name="ce19" office:value-type="string">
            <text:p>20210217_123601</text:p>
          </table:table-cell>
          <table:table-cell table:style-name="ce24"/>
          <table:table-cell/>
          <table:table-cell table:style-name="ce12" office:value-type="date" office:date-value="2021-03-07T13:18:16.3">
            <text:p>0307-1318</text:p>
          </table:table-cell>
          <table:table-cell table:style-name="ce12" table:number-columns-repeated="2"/>
          <table:table-cell table:formula="of:=NOW()" office:value-type="date" office:date-value="2021-03-20T14:32:22.45">
            <text:p>2021/3/20 14:32</text:p>
          </table:table-cell>
          <table:table-cell table:number-columns-repeated="1012"/>
        </table:table-row>
        <table:table-row table:style-name="ro1">
          <table:table-cell table:style-name="ce19" office:value-type="float" office:value="17">
            <text:p>17</text:p>
          </table:table-cell>
          <table:table-cell table:style-name="ce22" office:value-type="string">
            <text:p>where is it located in Vietnam? south, north, center?</text:p>
          </table:table-cell>
          <table:table-cell table:style-name="ce22" table:number-columns-repeated="2"/>
          <table:table-cell table:style-name="ce22" table:formula="of:=COUNTIF([.I19];&quot;&gt;0&quot;)" office:value-type="float" office:value="0">
            <text:p>0</text:p>
          </table:table-cell>
          <table:table-cell table:style-name="ce19" office:value-type="string">
            <text:p>20210217_124502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8">
            <text:p>18</text:p>
          </table:table-cell>
          <table:table-cell table:style-name="ce22" office:value-type="string">
            <text:p>when did you come to Japan?</text:p>
          </table:table-cell>
          <table:table-cell table:style-name="ce22" table:number-columns-repeated="2"/>
          <table:table-cell table:style-name="ce22" table:formula="of:=COUNTIF([.I20];&quot;&gt;0&quot;)" office:value-type="float" office:value="0">
            <text:p>0</text:p>
          </table:table-cell>
          <table:table-cell table:style-name="ce19" office:value-type="string">
            <text:p>20210219_082617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9">
            <text:p>19</text:p>
          </table:table-cell>
          <table:table-cell table:style-name="ce22" office:value-type="string">
            <text:p>I came to japan two years ago.</text:p>
          </table:table-cell>
          <table:table-cell table:style-name="ce22" table:number-columns-repeated="2"/>
          <table:table-cell table:style-name="ce22" table:formula="of:=COUNTIF([.I21];&quot;&gt;0&quot;)" office:value-type="float" office:value="0">
            <text:p>0</text:p>
          </table:table-cell>
          <table:table-cell table:style-name="ce19" office:value-type="string">
            <text:p>20210223_11171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0">
            <text:p>20</text:p>
          </table:table-cell>
          <table:table-cell table:style-name="ce22" office:value-type="string">
            <text:p>you live in japan for a long time.</text:p>
          </table:table-cell>
          <table:table-cell table:style-name="ce22" table:number-columns-repeated="2"/>
          <table:table-cell table:style-name="ce22" table:formula="of:=COUNTIF([.I22];&quot;&gt;0&quot;)" office:value-type="float" office:value="0">
            <text:p>0</text:p>
          </table:table-cell>
          <table:table-cell table:style-name="ce19" office:value-type="string">
            <text:p>20210223_111906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1">
            <text:p>21</text:p>
          </table:table-cell>
          <table:table-cell table:style-name="ce23" office:value-type="string">
            <text:p>when did you arrive here this morning?</text:p>
          </table:table-cell>
          <table:table-cell table:style-name="ce19" table:number-columns-repeated="2"/>
          <table:table-cell table:style-name="ce19" table:formula="of:=COUNTIF([.I23];&quot;&gt;0&quot;)" office:value-type="float" office:value="0">
            <text:p>0</text:p>
          </table:table-cell>
          <table:table-cell table:style-name="ce19" office:value-type="string">
            <text:p>20210219_082617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2">
            <text:p>22</text:p>
          </table:table-cell>
          <table:table-cell table:style-name="ce19" office:value-type="string">
            <text:p>conditions : does it hurt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4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3">
            <text:p>23</text:p>
          </table:table-cell>
          <table:table-cell table:style-name="ce23" office:value-type="string">
            <text:p>conditions : where do you have pain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5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4">
            <text:p>24</text:p>
          </table:table-cell>
          <table:table-cell table:style-name="ce23" office:value-type="string">
            <text:p>do you feel sick now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6];&quot;&gt;0&quot;)" office:value-type="float" office:value="1">
            <text:p>1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 office:value-type="date" office:date-value="2021-03-07">
            <text:p>0307-0000</text:p>
          </table:table-cell>
          <table:table-cell table:style-name="ce12" table:number-columns-repeated="2"/>
          <table:table-cell table:formula="of:=TODAY()" office:value-type="date" office:date-value="2021-03-20">
            <text:p>3月20日</text:p>
          </table:table-cell>
          <table:table-cell table:number-columns-repeated="1012"/>
        </table:table-row>
        <table:table-row table:style-name="ro1">
          <table:table-cell table:style-name="ce19" office:value-type="float" office:value="25">
            <text:p>25</text:p>
          </table:table-cell>
          <table:table-cell table:style-name="ce23" office:value-type="string">
            <text:p>when : when did you sleep last night?</text:p>
          </table:table-cell>
          <table:table-cell table:style-name="ce19" office:value-type="string">
            <text:p>habits</text:p>
          </table:table-cell>
          <table:table-cell table:style-name="ce19"/>
          <table:table-cell table:style-name="ce19" table:formula="of:=COUNTIF([.I27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6">
            <text:p>26</text:p>
          </table:table-cell>
          <table:table-cell table:style-name="ce23" office:value-type="string">
            <text:p>degree : can you pull this rope a little?</text:p>
          </table:table-cell>
          <table:table-cell table:style-name="ce19" office:value-type="string">
            <text:p>degree</text:p>
          </table:table-cell>
          <table:table-cell table:style-name="ce19"/>
          <table:table-cell table:style-name="ce19" table:formula="of:=COUNTIF([.I28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0">
          <table:table-cell table:style-name="ce19" office:value-type="float" office:value="27">
            <text:p>27</text:p>
          </table:table-cell>
          <table:table-cell table:style-name="ce23" office:value-type="string">
            <text:p>degree : we bring in much of concrete today.</text:p>
          </table:table-cell>
          <table:table-cell table:style-name="ce19" office:value-type="string">
            <text:p>degree</text:p>
          </table:table-cell>
          <table:table-cell table:style-name="ce19" office:value-type="string">
            <text:p>mức độ: chúng tôi mang[가져오다~1 lại nhiều[많은 bê tông hôm nay.</text:p>
            <text:p/>
          </table:table-cell>
          <table:table-cell table:style-name="ce19" table:formula="of:=COUNTIF([.I29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0">
          <table:table-cell table:style-name="ce19" office:value-type="float" office:value="28">
            <text:p>28</text:p>
          </table:table-cell>
          <table:table-cell table:style-name="ce23" office:value-type="string">
            <text:p>degree : this is a tall building. that is a long rope.</text:p>
          </table:table-cell>
          <table:table-cell table:style-name="ce19" office:value-type="string">
            <text:p>degree</text:p>
          </table:table-cell>
          <table:table-cell table:style-name="ce19" office:value-type="string">
            <text:p>độ: đây[여기 là nhà[집 cao[높은 tầng[층. đó là một sợi dây dài.</text:p>
            <text:p/>
          </table:table-cell>
          <table:table-cell table:style-name="ce19" table:formula="of:=COUNTIF([.I30];&quot;&gt;0&quot;)" office:value-type="float" office:value="0">
            <text:p>0</text:p>
          </table:table-cell>
          <table:table-cell table:style-name="ce19" office:value-type="string">
            <text:p>20210223_11225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9">
            <text:p>29</text:p>
          </table:table-cell>
          <table:table-cell table:style-name="ce19" office:value-type="string">
            <text:p>transportation : I use car to come here.</text:p>
          </table:table-cell>
          <table:table-cell table:style-name="ce19" office:value-type="string">
            <text:p>transportation</text:p>
          </table:table-cell>
          <table:table-cell table:style-name="ce19"/>
          <table:table-cell table:style-name="ce19" table:formula="of:=COUNTIF([.I31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0">
            <text:p>30</text:p>
          </table:table-cell>
          <table:table-cell table:style-name="ce22" office:value-type="string">
            <text:p>transportation : I use train to go there.</text:p>
          </table:table-cell>
          <table:table-cell table:style-name="ce19" office:value-type="string">
            <text:p>transportation</text:p>
          </table:table-cell>
          <table:table-cell table:style-name="ce19"/>
          <table:table-cell table:style-name="ce19" table:formula="of:=COUNTIF([.I32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1">
            <text:p>31</text:p>
          </table:table-cell>
          <table:table-cell table:style-name="ce22" office:value-type="string">
            <text:p>vehicle : I have a bicycle at home.</text:p>
          </table:table-cell>
          <table:table-cell table:style-name="ce19" office:value-type="string">
            <text:p>vehicle</text:p>
          </table:table-cell>
          <table:table-cell table:style-name="ce19"/>
          <table:table-cell table:style-name="ce19" table:formula="of:=COUNTIF([.I33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2">
            <text:p>32</text:p>
          </table:table-cell>
          <table:table-cell table:style-name="ce22" office:value-type="string">
            <text:p>I understand. that is right.</text:p>
          </table:table-cell>
          <table:table-cell table:style-name="ce19" office:value-type="string">
            <text:p>replies</text:p>
          </table:table-cell>
          <table:table-cell table:style-name="ce19"/>
          <table:table-cell table:style-name="ce19" table:formula="of:=COUNTIF([.I34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3">
            <text:p>33</text:p>
          </table:table-cell>
          <table:table-cell table:style-name="ce22" office:value-type="string">
            <text:p>can you say it again? slowly?</text:p>
          </table:table-cell>
          <table:table-cell table:style-name="ce19" office:value-type="string">
            <text:p>basics</text:p>
          </table:table-cell>
          <table:table-cell table:style-name="ce19"/>
          <table:table-cell table:style-name="ce19" table:formula="of:=COUNTIF([.I35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4">
            <text:p>34</text:p>
          </table:table-cell>
          <table:table-cell table:style-name="ce22" office:value-type="string">
            <text:p>I am very tired. it is a long day.</text:p>
          </table:table-cell>
          <table:table-cell table:style-name="ce19" office:value-type="string">
            <text:p>status</text:p>
          </table:table-cell>
          <table:table-cell table:style-name="ce19"/>
          <table:table-cell table:style-name="ce19" table:formula="of:=COUNTIF([.I36];&quot;&gt;0&quot;)" office:value-type="float" office:value="0">
            <text:p>0</text:p>
          </table:table-cell>
          <table:table-cell table:style-name="ce15" office:value-type="date" office:date-value="2021-03-02T11:19:35.08">
            <text:p>0302 <text:s/>1119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5">
            <text:p>35</text:p>
          </table:table-cell>
          <table:table-cell table:style-name="ce22" office:value-type="string">
            <text:p>please move this box to over there.</text:p>
          </table:table-cell>
          <table:table-cell table:style-name="ce19" office:value-type="string">
            <text:p>ask</text:p>
          </table:table-cell>
          <table:table-cell table:style-name="ce19"/>
          <table:table-cell table:style-name="ce19" table:formula="of:=COUNTIF([.I37];&quot;&gt;0&quot;)" office:value-type="float" office:value="0">
            <text:p>0</text:p>
          </table:table-cell>
          <table:table-cell table:style-name="ce15" office:value-type="date" office:date-value="2021-03-03T13:18:59.03">
            <text:p>0303 <text:s/>131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6">
            <text:p>36</text:p>
          </table:table-cell>
          <table:table-cell table:style-name="ce23" office:value-type="string">
            <text:p>it is windy today. it is very cold here.</text:p>
          </table:table-cell>
          <table:table-cell table:style-name="ce19" office:value-type="string">
            <text:p>weather</text:p>
          </table:table-cell>
          <table:table-cell table:style-name="ce19"/>
          <table:table-cell table:style-name="ce19" table:formula="of:=COUNTIF([.I38];&quot;&gt;0&quot;)" office:value-type="float" office:value="0">
            <text:p>0</text:p>
          </table:table-cell>
          <table:table-cell table:style-name="ce15" office:value-type="date" office:date-value="2021-03-03T13:20:14.27">
            <text:p>0303 <text:s/>132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7">
            <text:p>37</text:p>
          </table:table-cell>
          <table:table-cell table:style-name="ce23" office:value-type="string">
            <text:p>time : today, yesterday, tomorrow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39];&quot;&gt;0&quot;)" office:value-type="float" office:value="0">
            <text:p>0</text:p>
          </table:table-cell>
          <table:table-cell table:style-name="ce15" office:value-type="date" office:date-value="2021-03-05T14:58:57.42">
            <text:p>0305 <text:s/>145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office:value-type="float" office:value="38">
            <text:p>38</text:p>
          </table:table-cell>
          <table:table-cell table:style-name="ce23" office:value-type="string">
            <text:p>now, later, before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40];&quot;&gt;0&quot;)" office:value-type="float" office:value="0">
            <text:p>0</text:p>
          </table:table-cell>
          <table:table-cell table:style-name="ce15" office:value-type="date" office:date-value="2021-03-05T15:01:31.28">
            <text:p>0305 <text:s/>1501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office:value-type="float" office:value="39">
            <text:p>39</text:p>
          </table:table-cell>
          <table:table-cell table:style-name="ce23" office:value-type="string">
            <text:p>I will move this rope later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41];&quot;&gt;0&quot;)" office:value-type="float" office:value="0">
            <text:p>0</text:p>
          </table:table-cell>
          <table:table-cell table:style-name="ce15" office:value-type="date" office:date-value="2021-03-05T15:03:45.13">
            <text:p>0305 <text:s/>1503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0">
          <table:table-cell table:style-name="ce19" office:value-type="float" office:value="40">
            <text:p>40</text:p>
          </table:table-cell>
          <table:table-cell table:style-name="ce23" office:value-type="string">
            <text:p>I need to move this box to over there.</text:p>
          </table:table-cell>
          <table:table-cell table:style-name="ce19" office:value-type="string">
            <text:p>modal</text:p>
          </table:table-cell>
          <table:table-cell table:style-name="ce19" office:value-type="string">
            <text:p>Tôi cần chuyển cái hộp này đến chỗ[장소 kia[그.</text:p>
            <text:p/>
          </table:table-cell>
          <table:table-cell table:style-name="ce19" table:formula="of:=COUNTIF([.I42];&quot;&gt;0&quot;)" office:value-type="float" office:value="1">
            <text:p>1</text:p>
          </table:table-cell>
          <table:table-cell table:style-name="ce15" office:value-type="date" office:date-value="2021-03-05T15:07:37.81">
            <text:p>0305 <text:s/>1507</text:p>
          </table:table-cell>
          <table:table-cell table:style-name="ce15"/>
          <table:table-cell/>
          <table:table-cell table:style-name="ce12" office:value-type="date" office:date-value="2021-03-11T15:28:31.59">
            <text:p>0311-1528</text:p>
          </table:table-cell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0">
          <table:table-cell table:style-name="ce19" office:value-type="float" office:value="41">
            <text:p>41</text:p>
          </table:table-cell>
          <table:table-cell table:style-name="ce23" office:value-type="string">
            <text:p>it is not necessary. you do not need to do that.</text:p>
          </table:table-cell>
          <table:table-cell table:style-name="ce19" office:value-type="string">
            <text:p>modal</text:p>
          </table:table-cell>
          <table:table-cell table:style-name="ce19" office:value-type="string">
            <text:p>nó không phải là[였다 cần thiết. bạn không cần[필요하다~1 phải làm việc[일 đó.</text:p>
            <text:p/>
          </table:table-cell>
          <table:table-cell table:style-name="ce19" table:formula="of:=COUNTIF([.I43];&quot;&gt;0&quot;)" office:value-type="float" office:value="0">
            <text:p>0</text:p>
          </table:table-cell>
          <table:table-cell table:style-name="ce15" office:value-type="date" office:date-value="2021-03-06T17:34:09.26">
            <text:p>0306 <text:s/>1734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0">
          <table:table-cell table:style-name="ce19" office:value-type="float" office:value="42">
            <text:p>42</text:p>
          </table:table-cell>
          <table:table-cell table:style-name="ce23" office:value-type="string">
            <text:p>he went to upstairs. he is not here.</text:p>
          </table:table-cell>
          <table:table-cell table:style-name="ce19" office:value-type="string">
            <text:p>locations</text:p>
          </table:table-cell>
          <table:table-cell table:style-name="ce19" office:value-type="string">
            <text:p>anh ấy đi lên[쪽으로;높은 곳에 있는~1 lầu[바닥. anh ây không[아니~1 co ở đây.</text:p>
            <text:p/>
          </table:table-cell>
          <table:table-cell table:style-name="ce19" table:formula="of:=COUNTIF([.I44];&quot;&gt;0&quot;)" office:value-type="float" office:value="1">
            <text:p>1</text:p>
          </table:table-cell>
          <table:table-cell table:style-name="ce15" office:value-type="date" office:date-value="2021-03-07T13:19:15.45">
            <text:p>0307 <text:s/>1319</text:p>
          </table:table-cell>
          <table:table-cell table:style-name="ce15"/>
          <table:table-cell/>
          <table:table-cell table:style-name="ce12" office:value-type="date" office:date-value="2021-03-07T13:28:35.27">
            <text:p>0307-1328</text:p>
          </table:table-cell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0">
          <table:table-cell table:style-name="ce19" office:value-type="float" office:value="43">
            <text:p>43</text:p>
          </table:table-cell>
          <table:table-cell table:style-name="ce23" office:value-type="string">
            <text:p>if I had a rope, I could move this bucket.</text:p>
          </table:table-cell>
          <table:table-cell table:style-name="ce19" office:value-type="string">
            <text:p>if-then</text:p>
          </table:table-cell>
          <table:table-cell table:style-name="ce19" office:value-type="string">
            <text:p>nếu tôi có một sợi dây, tôi có thể di chuyển cái xô này.</text:p>
            <text:p/>
          </table:table-cell>
          <table:table-cell table:style-name="ce19" table:formula="of:=COUNTIF([.I45];&quot;&gt;0&quot;)" office:value-type="float" office:value="1">
            <text:p>1</text:p>
          </table:table-cell>
          <table:table-cell table:style-name="ce15" office:value-type="date" office:date-value="2021-03-08T12:33:59.68">
            <text:p>0308 <text:s/>1234</text:p>
          </table:table-cell>
          <table:table-cell table:style-name="ce15"/>
          <table:table-cell/>
          <table:table-cell table:style-name="ce12" office:value-type="date" office:date-value="2021-03-08T12:34:01.16">
            <text:p>0308-1234</text:p>
          </table:table-cell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0">
          <table:table-cell table:style-name="ce19" office:value-type="float" office:value="44">
            <text:p>44</text:p>
          </table:table-cell>
          <table:table-cell table:style-name="ce23" office:value-type="string">
            <text:p>the hole is very small. yet, you can tumble over it.</text:p>
          </table:table-cell>
          <table:table-cell table:style-name="ce19"/>
          <table:table-cell table:style-name="ce19" office:value-type="string">
            <text:p>lỗ rất nhỏ. Tuy[however~1 nhiên, bạn có thể ngã[떨어지다~1 nhào vì nó.</text:p>
            <text:p/>
          </table:table-cell>
          <table:table-cell table:style-name="ce19" table:formula="of:=COUNTIF([.I46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office:value-type="float" office:value="45">
            <text:p>45</text:p>
          </table:table-cell>
          <table:table-cell table:style-name="ce19" office:value-type="string">
            <text:p>the chord is very short. it is not enough. we need a longer chord.</text:p>
          </table:table-cell>
          <table:table-cell table:style-name="ce19" table:number-columns-repeated="2"/>
          <table:table-cell table:style-name="ce19" table:formula="of:=COUNTIF([.I47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office:value-type="float" office:value="46">
            <text:p>46</text:p>
          </table:table-cell>
          <table:table-cell table:style-name="ce19" office:value-type="string">
            <text:p>there is a convenience store near here.</text:p>
          </table:table-cell>
          <table:table-cell table:style-name="ce19" office:value-type="string">
            <text:p>locations</text:p>
          </table:table-cell>
          <table:table-cell table:style-name="ce19"/>
          <table:table-cell table:style-name="ce19" table:formula="of:=COUNTIF([.I48];&quot;&gt;0&quot;)" office:value-type="float" office:value="0">
            <text:p>0</text:p>
          </table:table-cell>
          <table:table-cell table:style-name="ce15" office:value-type="date" office:date-value="2021-03-11T15:30:25.43">
            <text:p>0311 <text:s/>153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49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50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51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20T14:32:03.37">
            <text:p>0320 <text:s/>1432</text:p>
          </table:table-cell>
          <table:table-cell table:number-columns-repeated="1012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20T14:32:03.34">
            <text:p>0320 <text:s/>1432</text:p>
          </table:table-cell>
          <table:table-cell table:style-name="ce13" table:formula="of:=NOW()" office:value-type="date" office:date-value="2021-03-20T14:32:03.34">
            <text:p>0320 <text:s/>1432</text:p>
          </table:table-cell>
          <table:table-cell table:number-columns-repeated="2" office:value-type="string">
            <text:p>*</text:p>
          </table:table-cell>
          <table:table-cell table:style-name="ce13" table:formula="of:=NOW()" office:value-type="date" office:date-value="2021-03-20T14:32:03.34">
            <text:p>0320 <text:s/>1432</text:p>
          </table:table-cell>
          <table:table-cell table:style-name="ce13" table:formula="of:=NOW()" office:value-type="date" office:date-value="2021-03-20T14:32:22.5">
            <text:p>0320 <text:s/>1432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saturday.</text:p>
          </table:table-cell>
          <table:table-cell table:style-name="ce27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17"/>
          <table:table-cell table:style-name="ce7" office:value-type="date" office:date-value="2021-03-07T14:01:02.15">
            <text:p>0307 <text:s/>1401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9">
          <table:table-cell table:style-name="ce3"/>
          <table:table-cell table:style-name="ce26" office:value-type="string">
            <text:p>in the evening, very little rain fall.</text:p>
          </table:table-cell>
          <table:table-cell table:style-name="ce27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5" office:value-type="string">
            <text:p>in the evening, when I go outside, the road was wet.</text:p>
          </table:table-cell>
          <table:table-cell table:style-name="ce28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Tuesday.</text:p>
          </table:table-cell>
          <table:table-cell table:style-name="ce29" office:value-type="string">
            <text:p>ديروز سه شنبه بود.</text:p>
          </table:table-cell>
          <table:table-cell table:style-name="ce17" office:value-type="string">
            <text:p>see'shanbe[화요일 / buwt[였다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wednesday.</text:p>
          </table:table-cell>
          <table:table-cell table:style-name="ce29" office:value-type="string">
            <text:p>چهارشنبه بود.</text:p>
          </table:table-cell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 went to the park in the evening</text:p>
          </table:table-cell>
          <table:table-cell table:style-name="ce29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17"/>
          <table:table-cell table:style-name="ce7" office:value-type="date" office:date-value="2021-03-11T15:59:26.2">
            <text:p>0311 <text:s/>1559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9">
          <table:table-cell table:style-name="ce3"/>
          <table:table-cell table:style-name="ce25" office:value-type="string">
            <text:p>I eat supper every day.</text:p>
          </table:table-cell>
          <table:table-cell table:style-name="ce29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17"/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5" office:value-type="string">
            <text:p>it was Monday.</text:p>
          </table:table-cell>
          <table:table-cell table:style-name="ce29" office:value-type="string">
            <text:p>دوشنبه بود</text:p>
          </table:table-cell>
          <table:table-cell table:style-name="ce3"/>
          <table:table-cell table:style-name="ce17"/>
          <table:table-cell table:style-name="ce7" office:value-type="date" office:date-value="2021-03-16T13:53:25.98">
            <text:p>0316 <text:s/>135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5" office:value-type="string">
            <text:p>i went to work</text:p>
          </table:table-cell>
          <table:table-cell table:style-name="ce29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5" office:value-type="string">
            <text:p>I played the japanese flute.</text:p>
          </table:table-cell>
          <table:table-cell table:style-name="ce29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5" office:value-type="string">
            <text:p>it was warm yesterday.</text:p>
          </table:table-cell>
          <table:table-cell table:style-name="ce29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58">
            <text:p>0320 <text:s/>1432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4:32:22.58">
            <text:p>0320 <text:s/>143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5"/>
          <table:table-cell table:number-columns-repeated="1014"/>
        </table:table-row>
        <table:table-row table:style-name="ro6">
          <table:table-cell table:number-columns-repeated="8"/>
          <table:table-cell table:style-name="ce8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3" table:default-cell-style-name="ce1"/>
        <table:table-column table:style-name="co16" table:number-columns-repeated="2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4" table:default-cell-style-name="ce1"/>
        <table:table-row table:style-name="ro6">
          <table:table-cell table:number-columns-repeated="1024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I went to the park in the evening.</text:p>
          </table:table-cell>
          <table:table-cell table:style-name="ce34" office:value-type="string">
            <text:p><text:span text:style-name="T1">ذهبت إلى الحديقة في المساء</text:span><text:span text:style-name="T2">.</text:span></text:p>
          </table:table-cell>
          <table:table-cell table:style-name="ce17" office:value-type="string">
            <text:p>dzahaptu / iilaa'l'xdiyqati / fiy'l'masaaI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there are two cats in the park.</text:p>
          </table:table-cell>
          <table:table-cell table:style-name="ce34" office:value-type="string">
            <text:p><text:span text:style-name="T1">هناك قطتان في الحديقة</text:span><text:span text:style-name="T2">.</text:span>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1" office:value-type="string">
            <text:p>I ride bicycle to the park.</text:p>
          </table:table-cell>
          <table:table-cell table:style-name="ce35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4">
          <table:table-cell table:style-name="ce3"/>
          <table:table-cell table:style-name="ce32" office:value-type="string">
            <text:p>it was Tuesday.</text:p>
          </table:table-cell>
          <table:table-cell table:style-name="ce35" office:value-type="string">
            <text:p>كان يوم الثلاثاء.</text:p>
          </table:table-cell>
          <table:table-cell table:style-name="ce17" office:value-type="string">
            <text:p>kaan / yawm'l'thlathaaI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wednesday.</text:p>
          </table:table-cell>
          <table:table-cell table:style-name="ce36" office:value-type="string">
            <text:p>كان يوم الأربعاء.</text:p>
          </table:table-cell>
          <table:table-cell table:style-name="ce17" office:value-type="string">
            <text:p>kaan / yawm'l'arbiAAI</text:p>
          </table:table-cell>
          <table:table-cell table:style-name="ce17"/>
          <table:table-cell table:style-name="ce7" office:value-type="date" office:date-value="2021-03-11T15:49:01.1">
            <text:p>0311 <text:s/>1549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sunny.</text:p>
          </table:table-cell>
          <table:table-cell table:style-name="ce36" office:value-type="string">
            <text:p>كان الجو مشمسا.</text:p>
          </table:table-cell>
          <table:table-cell table:style-name="ce17" office:value-type="string">
            <text:p>kyaan / al'dhawu / mushmisaan</text:p>
          </table:table-cell>
          <table:table-cell table:style-name="ce17"/>
          <table:table-cell table:style-name="ce7" office:value-type="date" office:date-value="2021-03-11T15:53:29.23">
            <text:p>0311 <text:s/>1553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 office:value-type="float" office:value="1">
            <text:p>1</text:p>
          </table:table-cell>
          <table:table-cell table:style-name="ce32" office:value-type="string">
            <text:p>it was monday.</text:p>
          </table:table-cell>
          <table:table-cell table:style-name="ce36" office:value-type="string">
            <text:p>كان يوم الاثنين.</text:p>
          </table:table-cell>
          <table:table-cell table:style-name="ce17" office:value-type="string">
            <text:p>kyaan / yawm'l'ithnayni</text:p>
          </table:table-cell>
          <table:table-cell table:style-name="ce17"/>
          <table:table-cell table:style-name="ce7" office:value-type="date" office:date-value="2021-03-16T13:43:26.77">
            <text:p>0316 <text:s/>1343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2" office:value-type="string">
            <text:p>-</text:p>
          </table:table-cell>
          <table:table-cell table:style-name="ce36" office:value-type="string">
            <text:p>كان الجو مشمسا.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 office:value-type="float" office:value="3">
            <text:p>3</text:p>
          </table:table-cell>
          <table:table-cell table:style-name="ce32" office:value-type="string">
            <text:p>I went to work.</text:p>
          </table:table-cell>
          <table:table-cell table:style-name="ce36" office:value-type="string">
            <text:p>ذهبت للعمل.</text:p>
          </table:table-cell>
          <table:table-cell table:style-name="ce17" office:value-type="string">
            <text:p>dhahaptu / lil'AAmali.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 office:value-type="float" office:value="4">
            <text:p>4</text:p>
          </table:table-cell>
          <table:table-cell table:style-name="ce32" office:value-type="string">
            <text:p>In the evening, I went to the park.</text:p>
          </table:table-cell>
          <table:table-cell table:style-name="ce36" office:value-type="string">
            <text:p>في المساء، ذهبت إلى الحديقة.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7">
            <text:p>0320 <text:s/>1432</text:p>
          </table:table-cell>
          <table:table-cell table:number-columns-repeated="1014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2" office:value-type="string">
            <text:p>the third cat came yesterday.</text:p>
          </table:table-cell>
          <table:table-cell table:style-name="ce36" office:value-type="string">
            <text:p>جاء القط الثالث أمس.</text:p>
          </table:table-cell>
          <table:table-cell table:style-name="ce17" office:value-type="string">
            <text:p>dhaaA[came / al'qat^u[cat / a'thaalith[third / *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8">
            <text:p>0320 <text:s/>1432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2"/>
          <table:table-cell table:style-name="ce36"/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8">
            <text:p>0320 <text:s/>1432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2"/>
          <table:table-cell table:style-name="ce36"/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20T14:32:22.68">
            <text:p>0320 <text:s/>1432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4:32:22.68">
            <text:p>0320 <text:s/>1432</text:p>
          </table:table-cell>
          <table:table-cell table:style-name="ce8" table:formula="of:=NOW()" office:value-type="date" office:date-value="2021-03-20T14:32:22.68">
            <text:p>0320 <text:s/>14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3"/>
          <table:table-cell table:number-columns-repeated="1022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ussian" table:style-name="ta1" table:print="false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2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4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16" office:value-type="string">
            <text:p>у меня плохие зубы.</text:p>
          </table:table-cell>
          <table:table-cell table:style-name="ce17" table:number-columns-repeated="2"/>
          <table:table-cell table:style-name="ce7" office:value-type="string">
            <text:p>20210305_150814</text:p>
          </table:table-cell>
          <table:table-cell table:style-name="ce37"/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16" office:value-type="string">
            <text:p>я сти'скиваю зубы.</text:p>
          </table:table-cell>
          <table:table-cell table:style-name="ce18"/>
          <table:table-cell table:style-name="ce17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16" office:value-type="string">
            <text:p>почему' у меня' плохи'е зубы?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16"/>
          <table:table-cell table:style-name="ce17" table:number-columns-repeated="2"/>
          <table:table-cell table:style-name="ce7"/>
          <table:table-cell table:style-name="ce37" office:value-type="date" office:date-value="2021-03-07T14:15:12.57">
            <text:p>0307-1415</text:p>
          </table:table-cell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8" office:value-type="string">
            <text:p>yesterday, i swung my legs, one by one.</text:p>
          </table:table-cell>
          <table:table-cell table:style-name="ce16" office:value-type="string">
            <text:p>вчера я кача'л нога'ми одну' за друго'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37"/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16" office:value-type="string">
            <text:p>я занимаюсь гимнасти'ко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37"/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16" office:value-type="string">
            <text:p>это был вторни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16" office:value-type="string">
            <text:p>это была среда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37"/>
          <table:table-cell table:style-name="ce15"/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16" office:value-type="string">
            <text:p>я ходил в парк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37"/>
          <table:table-cell table:style-name="ce15" office:value-type="string">
            <text:p>#</text:p>
          </table:table-cell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16" office:value-type="string">
            <text:p>была суббота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75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16" office:value-type="string">
            <text:p>cнова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 office:value-type="date" office:date-value="2021-03-16T14:01:16.98">
            <text:p>0316 <text:s/>1401</text:p>
          </table:table-cell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16" office:value-type="string">
            <text:p>это был понедельни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16" office:value-type="string">
            <text:p>пого'да стоя'ла те'плая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16" office:value-type="string">
            <text:p>Я поше'[sjo]л работать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16" office:value-type="string">
            <text:p>Я то'же ходи'л в пар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20T14:32:22.76">
            <text:p>0320 <text:s/>1432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20T14:32:22.76">
            <text:p>0320 <text:s/>143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4:32:22.76">
            <text:p>0320 <text:s/>143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16" office:value-type="string">
            <text:p>althou A, B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38" office:value-type="string">
            <text:p>wczoraj, zagrałem zarówno shaku jak i shino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6" office:value-type="string">
            <text:p>-</text:p>
          </table:table-cell>
          <table:table-cell table:style-name="ce38" office:value-type="string">
            <text:p>co znalazłem : jeśli w tej samej oktawie, kształt dolnej wargi, pozostaje taka sama. / to znaczy, obszar, który styka się z fletem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20T14:32:22.84">
            <text:p>0320 <text:s/>1432</text:p>
          </table:table-cell>
          <table:table-cell table:number-columns-repeated="1014"/>
        </table:table-row>
        <table:table-row table:style-name="ro6">
          <table:table-cell table:number-columns-repeated="3" office:value-type="string">
            <text:p>*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20T14:32:22.84">
            <text:p>0320 <text:s/>14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5"/>
          <table:table-cell table:number-columns-repeated="1015"/>
        </table:table-row>
        <table:table-row table:style-name="ro6">
          <table:table-cell table:number-columns-repeated="6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14:3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0T14:32:21.90</dc:date>
    <dc:creator>iwabuchi ken</dc:creator>
    <meta:editing-duration>PT6H33M8S</meta:editing-duration>
    <meta:editing-cycles>67</meta:editing-cycles>
    <meta:generator>OpenOffice/4.1.3$Win32 OpenOffice.org_project/413m1$Build-9783</meta:generator>
    <meta:document-statistic meta:table-count="8" meta:cell-count="935" meta:object-count="0"/>
  </office:meta>
</office:document-meta>
</file>